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2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loext:graphic-properties draw:opacity="1%"/>
    </style:style>
    <style:style style:name="P16" style:family="paragraph">
      <loext:graphic-properties draw:fill-color="#ababab"/>
      <style:paragraph-properties fo:text-align="center"/>
    </style:style>
    <style:style style:name="P17" style:family="paragraph">
      <style:paragraph-properties fo:text-align="justify"/>
      <style:text-properties fo:color="#e2e2e2" fo:font-style="italic" fo:text-shadow="none" style:font-style-asian="italic" style:font-style-complex="italic"/>
    </style:style>
    <style:style style:name="P18" style:family="paragraph">
      <loext:graphic-properties draw:fill="none" draw:fill-color="#ffffff"/>
      <style:paragraph-properties fo:text-align="justify"/>
      <style:text-properties fo:color="#e2e2e2" fo:font-size="9pt" fo:font-style="italic" fo:text-shadow="none" style:font-size-asian="9pt" style:font-style-asian="italic" style:font-size-complex="9pt" style:font-style-complex="italic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ucida Sans" fo:text-shadow="1pt 1pt" fo:font-weight="bold" style:font-weight-asian="bold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0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T21" style:family="text">
      <style:text-properties style:font-name="Lucida Sans" fo:font-size="8pt" fo:text-shadow="1pt 1pt" fo:font-weight="normal" style:font-size-asian="8pt" style:font-weight-asian="normal" style:font-size-complex="8pt" style:font-weight-complex="normal"/>
    </style:style>
    <style:style style:name="T22" style:family="text">
      <style:text-properties style:font-name="Lucida Sans" fo:font-size="8pt" fo:text-shadow="none" fo:font-weight="normal" style:font-size-asian="8pt" style:font-weight-asian="normal" style:font-size-complex="8pt" style:font-weight-complex="normal"/>
    </style:style>
    <style:style style:name="T23" style:family="text">
      <style:text-properties fo:color="#333333" style:font-name="Arial Narrow" fo:font-size="9pt" fo:font-style="italic" fo:text-shadow="none" fo:font-weight="normal" style:font-size-asian="9pt" style:font-style-asian="italic" style:font-weight-asian="normal" style:font-size-complex="9pt" style:font-style-complex="italic" style:font-weight-complex="normal"/>
    </style:style>
    <style:style style:name="T24" style:family="text">
      <style:text-properties fo:color="#e2e2e2" fo:font-size="9pt" fo:font-style="italic" fo:text-shadow="none" style:font-size-asian="9pt" style:font-style-asian="italic" style:font-size-complex="9pt" style:font-style-complex="italic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15.164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8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4.161cm" fo:min-width="17.28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2.558cm" fo:min-width="17.32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2c303d" draw:fill-color="#ababab" draw:textarea-horizontal-align="justify" draw:textarea-vertical-align="middle" draw:auto-grow-height="false" fo:min-height="2.364cm" fo:min-width="7.51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2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3">https://github.com/MartyRizey/S04-E04_atelier-oBlog_Rev-Templator/tree/694cabab9f5e83d8d613ac0e71c09f498cd0040f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4">index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5">$oTemplator-&gt;</text:span><text:span text:style-name="T9">setVar(</text:span><text:span text:style-name="T5">'articles', $articl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categories', $categori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authors', $authorsList</text:span><text:span text:style-name="T9">)</text:span><text:span text:style-name="T5">;</text:span></text:p><text:p text:style-name="P4"><text:span text:style-name="T5"/></text:p><text:p text:style-name="P4"><text:span text:style-name="T5">$oTemplator-&gt;</text:span><text:span text:style-name="T9">display(</text:span><text:span text:style-name="T5">'home'</text:span><text:span text:style-name="T9">)</text:span><text:span text:style-name="T5">;</text:span></text:p></draw:text-box></draw:frame><draw:custom-shape text:anchor-type="paragraph" draw:z-index="2" draw:name="Forme1" draw:style-name="gr3" draw:text-style-name="P7" svg:width="9.071cm" svg:height="17.178cm" svg:x="7.895cm" svg:y="7.387cm"><text:p text:style-name="P4"><text:span text:style-name="T4">inc/classes/Templator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153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ublic</text:span><text:span text:style-name="T10"> $path</text:span><text:span text:style-name="T5">;</text:span></text:p><text:p text:style-name="P4"><text:span text:style-name="T5"><text:s text:c="6"/></text:span><text:span text:style-name="T5">Public </text:span><text:span text:style-name="T10">$varList</text:span><text:span text:style-name="T5"> 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10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/></text:p><text:p text:style-name="P4"><text:span text:style-name="T5"><text:s text:c="6"/></text:span><text:span text:style-name="T5">Public function </text:span><text:span text:style-name="T9">setVar(</text:span><text:span text:style-name="T10">$key_name</text:span><text:span text:style-name="T5">, </text:span><text:span text:style-name="T10">$value</text:span><text:span text:style-name="T9">)</text:span></text:p><text:p text:style-name="P4"><text:span text:style-name="T5"><text:s text:c="6"/></text:span><text:span text:style-name="T5">{</text:span></text:p><text:p text:style-name="P4"><text:span text:style-name="T5"><text:tab/></text:span><text:span text:style-name="T5">$this→varList[$key_name] = $value;</text:span></text:p><text:p text:style-name="P4"><text:span text:style-name="T5"><text:s text:c="6"/></text:span><text:span text:style-name="T5">}</text:span></text:p><text:p text:style-name="P4"><text:span text:style-name="T5"/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9" svg:width="7.838cm" svg:height="2.029cm" svg:x="8.348cm" svg:y="1.083cm"><draw:text-box><text:p text:style-name="P4"><text:span text:style-name="T11">Inclusion des fichier nécessaires à l’exécution de index.php</text:span></text:p></draw:text-box></draw:frame><draw:line text:anchor-type="paragraph" draw:z-index="6" draw:name="Forme4" draw:style-name="gr7" draw:text-style-name="P10" svg:x1="8.349cm" svg:y1="2.249cm" svg:x2="6.479cm" svg:y2="2.249cm"><text:p/></draw:line><draw:line text:anchor-type="paragraph" draw:z-index="7" draw:name="Forme4" draw:style-name="gr8" draw:text-style-name="P10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1" svg:width="8.291cm" svg:height="3.449cm" svg:x="8.424cm" svg:y="3.533cm"><draw:text-box><text:p text:style-name="P4"><text:span text:style-name="T12">Quand on instancie un nouvel objet d’une classe, on utilise le mot-clé </text:span><text:span text:style-name="T13">new</text:span><text:span text:style-name="T12">, autoatiquement PHP créra un constructeur qui prendra la forme d’une méthode magique </text:span><text:span text:style-name="T13">__construct()</text:span><text:span text:style-name="T12">.</text:span></text:p><text:p text:style-name="P4"><text:span text:style-name="T12"/></text:p><text:p text:style-name="P4"><text:span text:style-name="T14">On utilise la classe </text:span><text:span text:style-name="T15">Templator</text:span><text:span text:style-name="T14"> pour créer un nouvel objet,</text:span></text:p><text:p text:style-name="P4"><text:span text:style-name="T14"/></text:p><text:p text:style-name="P4"><text:span text:style-name="T16">On passe en argument de l’appel de la classe un paramètre dont la valeur sera récupérée par le paramètre dans la méthode </text:span><text:span text:style-name="T17">__construct()</text:span><text:span text:style-name="T16">.</text:span></text:p><text:p text:style-name="P4"><text:span text:style-name="T16">Ici on récupére un chemin.</text:span></text:p></draw:text-box></draw:frame><draw:frame text:anchor-type="paragraph" draw:z-index="10" draw:name="Forme2" draw:style-name="gr11" draw:text-style-name="P13" svg:width="8.095cm" svg:height="4.917cm" svg:x="-0.723cm" svg:y="9.14cm"><draw:text-box><text:p text:style-name="P12"><text:span text:style-name="T18">Les valeurs des arguments seront récupérées dans les paramètres de la méthode setVar(). </text:span></text:p><text:p text:style-name="P12"><text:span text:style-name="T18"/></text:p><text:p text:style-name="P12"><text:span text:style-name="T18">La méthode </text:span><text:span text:style-name="T19">setVar($key_name, $value)</text:span><text:span text:style-name="T18"> va permettre de stocker dans mon objet sous forme d’un tableau associatif le 1</text:span><text:span text:style-name="T20">er</text:span><text:span text:style-name="T18"> paramètre passé en argument de l’appel dans le fichier index.php, de setVar() qui correspondra à une clé et le 2iè paramètre qui correspondra à la valeur de la clé.</text:span></text:p><text:p text:style-name="P12"><text:span text:style-name="T18"/></text:p><text:p text:style-name="P12"><text:span text:style-name="T18">Les valeurs des argument récupérées dans les paramètres de la méthode, sont stockées dans le tableau </text:span><text:span text:style-name="T19">$varList</text:span><text:span text:style-name="T18"> à une certaine clé et une certaine valeur. Les valeurs sont rendues accessible dans la classe par le biai d’une propriété public qui les rend persistante.</text:span></text:p></draw:text-box></draw:frame><draw:line text:anchor-type="paragraph" draw:z-index="12" draw:name="Forme5" draw:style-name="gr12" draw:text-style-name="P14" svg:x1="7.537cm" svg:y1="11.352cm" svg:x2="8.777cm" svg:y2="12.213cm"><text:p/></draw:line><draw:line text:anchor-type="paragraph" draw:z-index="14" draw:name="Forme5" draw:style-name="gr12" draw:text-style-name="P14" svg:x1="7.445cm" svg:y1="12.547cm" svg:x2="9.322cm" svg:y2="13.15cm"><text:p/></draw:line><draw:custom-shape text:anchor-type="paragraph" draw:z-index="13" draw:name="Forme3" draw:style-name="gr13" draw:text-style-name="P8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1" draw:name="Forme5" draw:style-name="gr12" draw:text-style-name="P14" svg:x1="-0.854cm" svg:y1="5.576cm" svg:x2="-0.521cm" svg:y2="9.024cm"><text:p/></draw:line><draw:frame text:anchor-type="paragraph" draw:z-index="15" draw:name="Forme2" draw:style-name="gr14" draw:text-style-name="P6" svg:width="8.534cm" svg:height="8.014cm" svg:x="8.227cm" svg:y="14.101cm"><draw:text-box><text:p text:style-name="P4"><text:span text:style-name="T5"><text:s text:c="5"/></text:span><text:span text:style-name="T5">Public function </text:span><text:span text:style-name="T9">getVar(</text:span><text:span text:style-name="T10">$key_name</text:span><text:span text:style-name="T9">)</text:span></text:p><text:p text:style-name="P4"><text:span text:style-name="T5"><text:s text:c="5"/></text:span><text:span text:style-name="T5">{</text:span></text:p><text:p text:style-name="P4"><text:span text:style-name="T5"><text:s text:c="12"/></text:span><text:span text:style-name="T5">If (isset($this→varList[$key_name]))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$this→varList[$key_name] ;</text:span></text:p><text:p text:style-name="P4"><text:span text:style-name="T5"/></text:p><text:p text:style-name="P4"><text:span text:style-name="T5"><text:tab/></text:span><text:span text:style-name="T5">} else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‘ ’ ;</text:span></text:p><text:p text:style-name="P4"><text:span text:style-name="T5"><text:tab/></text:span><text:span text:style-name="T5">}</text:span></text:p><text:p text:style-name="P4"><text:span text:style-name="T5"><text:s text:c="5"/></text:span><text:span text:style-name="T5">}</text:span></text:p><text:p text:style-name="P4"><text:span text:style-name="T5"/></text:p><text:p text:style-name="P4"><text:span text:style-name="T5"><text:s text:c="5"/></text:span><text:span text:style-name="T5">Public function </text:span><text:span text:style-name="T9">display(</text:span><text:span text:style-name="T10">$tpl_name</text:span><text:span text:style-name="T9">)</text:span></text:p><text:p text:style-name="P4"><text:span text:style-name="T5"><text:s text:c="5"/></text:span><text:span text:style-name="T5">{</text:span></text:p><text:p text:style-name="P4"><text:span text:style-name="T5"><text:tab/></text:span><text:span text:style-name="T21">require</text:span><text:span text:style-name="T22"> $this→path . ‘/’ . $tpl_name . ‘.tpl.php’ ;</text:span></text:p><text:p text:style-name="P4"><text:span text:style-name="T5"><text:s text:c="5"/></text:span><text:span text:style-name="T5">}</text:span></text:p><text:p text:style-name="P4"><text:span text:style-name="T5">}</text:span></text:p></draw:text-box></draw:frame><draw:frame text:anchor-type="paragraph" draw:z-index="16" draw:name="Forme2" draw:style-name="gr15" draw:text-style-name="P13" svg:width="8.095cm" svg:height="8.229cm" svg:x="-0.797cm" svg:y="14.296cm"><draw:text-box><text:p text:style-name="P12"><text:span text:style-name="T18">Dans le fichier </text:span><text:span text:style-name="T19">home.tpl.php</text:span><text:span text:style-name="T18">, ligne 10 dans la boucle un appel à la méthode </text:span><text:span text:style-name="T19">getVar(‘articles’)</text:span><text:span text:style-name="T18"> est fait. Cet appel prend un argument dont la valeur doit être transmise à la métode dans son paramètre.</text:span></text:p><text:p text:style-name="P12"><text:span text:style-name="T18">Cela permet de tester si la valeur ‘</text:span><text:span text:style-name="T23">articles</text:span><text:span text:style-name="T18">’ existe bien à la clé du tableau </text:span><text:span text:style-name="T19">$varList</text:span><text:span text:style-name="T18">. Si oui, alors on affiche sa valeur.</text:span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>Dans l’</text:span><text:span text:style-name="T19">index.php</text:span><text:span text:style-name="T18"> l’objet oTemplator appel la méthode </text:span><text:span text:style-name="T19">display(‘home’)</text:span><text:span text:style-name="T18"> avec l’argument ‘</text:span><text:span text:style-name="T23">home</text:span><text:span text:style-name="T18">’. On récupère la valeur c’est à dire la chaîne de caractères dans le paramètre de la méthode, puis </text:span></text:p><text:p text:style-name="P12"><text:span text:style-name="T18">On utilise la propriété </text:span><text:span text:style-name="T19">$path</text:span><text:span text:style-name="T18"> de l’objet qui contient le chemin jusqu’au dossiers </text:span><text:span text:style-name="T23">views</text:span><text:span text:style-name="T18"> et on concatène avec la valeur transmise et une autre chaîne de caractères qui correspond aux suffixes du fichier </text:span><text:span text:style-name="T23">home</text:span><text:span text:style-name="T18">.</text:span></text:p></draw:text-box></draw:frame><draw:custom-shape text:anchor-type="paragraph" draw:z-index="17" draw:name="Forme6" draw:style-name="gr16" draw:text-style-name="P15" svg:width="17.313cm" svg:height="4.19cm" svg:x="-0.93cm" svg:y="14.056cm"><text:p/><draw:enhanced-geometry svg:viewBox="0 0 21600 21600" draw:type="rectangle" draw:enhanced-path="M 0 0 L 21600 0 21600 21600 0 21600 0 0 Z N"/></draw:custom-shape><draw:custom-shape text:anchor-type="paragraph" draw:z-index="18" draw:name="Forme6" draw:style-name="gr17" draw:text-style-name="P15" svg:width="17.357cm" svg:height="2.587cm" svg:x="-0.944cm" svg:y="18.456cm"><text:p/><draw:enhanced-geometry svg:viewBox="0 0 21600 21600" draw:type="rectangle" draw:enhanced-path="M 0 0 L 21600 0 21600 21600 0 21600 0 0 Z N"/></draw:custom-shape><draw:custom-shape text:anchor-type="paragraph" draw:z-index="19" draw:name="Forme8" draw:style-name="gr18" draw:text-style-name="P16" svg:width="7.515cm" svg:height="2.364cm" svg:x="0.161cm" svg:y="6.599cm"><text:p/><draw:enhanced-geometry svg:viewBox="0 0 21600 21600" draw:glue-points="10800 0 3160 3160 0 10800 3160 18440 10800 21600 18440 18440 21600 10800 18440 3160 ?f14 ?f15" draw:text-areas="3200 3200 18400 18400" draw:mirror-vertical="true" draw:type="round-callout" draw:modifiers="9296.97254165689 24338.255033557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text:anchor-type="paragraph" draw:z-index="20" draw:name="Forme7" draw:style-name="gr19" draw:text-style-name="P18" svg:width="5.67cm" svg:height="1.463cm" svg:x="0.979cm" svg:y="7.057cm"><draw:text-box><text:p text:style-name="P17"><text:span text:style-name="T24">L’argument ‘home’ qui est une chaîne de caractères, sera transmit dans le paramètre de la méthode display(), dans la classe Templator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3T17:42:48.579000000</dc:date>
    <meta:editing-duration>PT2H26M22S</meta:editing-duration>
    <meta:editing-cycles>3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